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>
      <style:text-properties fo:color="#000000" style:font-name="Arial" fo:font-size="12pt" officeooo:paragraph-rsid="002ac02a" style:font-size-asian="12pt" style:font-size-complex="12pt"/>
    </style:style>
    <style:style style:name="P2" style:family="paragraph" style:parent-style-name="List_20_Paragraph" style:list-style-name="WWNum2">
      <style:text-properties fo:color="#000000" style:font-name="Arial" fo:font-size="12pt" officeooo:rsid="002ac02a" officeooo:paragraph-rsid="002ac02a" style:font-size-asian="12pt" style:font-size-complex="12pt"/>
    </style:style>
    <style:style style:name="P3" style:family="paragraph" style:parent-style-name="List_20_Paragraph" style:list-style-name="WWNum2">
      <style:text-properties style:font-name="Arial"/>
    </style:style>
    <style:style style:name="P4" style:family="paragraph" style:parent-style-name="List_20_Paragraph" style:list-style-name="WWNum2">
      <style:text-properties style:font-name="Arial" fo:font-size="12pt" style:font-size-asian="12pt" style:font-size-complex="12pt"/>
    </style:style>
    <style:style style:name="P5" style:family="paragraph" style:parent-style-name="List_20_Paragraph">
      <style:paragraph-properties fo:text-align="end" style:justify-single-word="false"/>
      <style:text-properties style:font-name="Arial"/>
    </style:style>
    <style:style style:name="P6" style:family="paragraph" style:parent-style-name="List_20_Paragraph">
      <style:text-properties style:use-window-font-color="true" style:font-name="Arial" fo:font-size="12pt" officeooo:rsid="00266317" officeooo:paragraph-rsid="00266317" style:font-size-asian="12pt" style:font-size-complex="12pt"/>
    </style:style>
    <style:style style:name="P7" style:family="paragraph" style:parent-style-name="List_20_Paragraph">
      <style:text-properties fo:color="#ff0000" style:font-name="Arial" fo:font-size="12pt" style:font-size-asian="12pt" style:font-size-complex="12pt"/>
    </style:style>
    <style:style style:name="P8" style:family="paragraph" style:parent-style-name="Standard" style:master-page-name="Standard">
      <style:paragraph-properties fo:margin-top="0cm" fo:margin-bottom="0cm" style:contextual-spacing="false" fo:line-height="100%" fo:text-align="end" style:justify-single-word="false" style:page-number="auto"/>
      <style:text-properties style:font-name="Arial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paragraph-properties fo:text-align="end" style:justify-single-word="false"/>
      <style:text-properties style:font-name="Arial" officeooo:paragraph-rsid="001e9439"/>
    </style:style>
    <style:style style:name="P11" style:family="paragraph" style:parent-style-name="Standard">
      <style:paragraph-properties fo:text-align="end" style:justify-single-word="false"/>
      <style:text-properties style:font-name="Arial" fo:font-size="12pt" fo:language="ru" fo:country="RU" fo:font-weight="bold" style:font-size-asian="12pt" style:font-weight-asian="bold" style:font-size-complex="12pt"/>
    </style:style>
    <style:style style:name="P12" style:family="paragraph" style:parent-style-name="Standard">
      <style:text-properties style:font-name="Arial" fo:font-size="12pt" fo:language="ru" fo:country="RU" style:font-size-asian="12pt" style:font-size-complex="12pt"/>
    </style:style>
    <style:style style:name="P13" style:family="paragraph" style:parent-style-name="Standard">
      <style:paragraph-properties fo:text-align="end" style:justify-single-word="false"/>
      <style:text-properties fo:color="#ff0000" style:font-name="Arial" fo:font-size="12pt" fo:language="ru" fo:country="RU" fo:font-weight="bold" style:font-size-asian="12pt" style:font-weight-asian="bold" style:font-size-complex="12pt"/>
    </style:style>
    <style:style style:name="P14" style:family="paragraph" style:parent-style-name="Standard">
      <style:text-properties fo:color="#ff0000" style:font-name="Arial" fo:font-size="12pt" fo:language="ru" fo:country="RU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" fo:font-size="12pt" fo:language="ru" fo:country="RU" fo:font-weight="bold" style:font-size-asian="12pt" style:font-weight-asian="bold" style:font-size-complex="12pt"/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font-size="12pt" fo:language="ru" fo:country="RU" officeooo:rsid="001ee45d" style:font-size-asian="12pt" style:font-size-complex="12pt"/>
    </style:style>
    <style:style style:name="T3" style:family="text">
      <style:text-properties fo:font-size="12pt" fo:language="ru" fo:country="RU" fo:font-weight="bold" style:font-size-asian="12pt" style:font-weight-asian="bold" style:font-size-complex="12pt"/>
    </style:style>
    <style:style style:name="T4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ru" fo:country="RU" fo:font-weight="bold" officeooo:rsid="001e9439" style:font-size-asian="12pt" style:font-weight-asian="bold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language="en" fo:country="US" fo:font-weight="bold" style:font-size-asian="12pt" style:font-weight-asian="bold" style:font-size-complex="12pt"/>
    </style:style>
    <style:style style:name="T8" style:family="text">
      <style:text-properties fo:color="#000000" fo:font-size="12pt" fo:language="ru" fo:country="RU" style:font-size-asian="12pt" style:font-size-complex="12pt"/>
    </style:style>
    <style:style style:name="T9" style:family="text">
      <style:text-properties fo:color="#000000" fo:font-size="12pt" fo:language="ru" fo:country="RU" officeooo:rsid="001ee45d" style:font-size-asian="12pt" style:font-size-complex="12pt"/>
    </style:style>
    <style:style style:name="T10" style:family="text">
      <style:text-properties fo:color="#000000" fo:font-size="12pt" fo:language="ru" fo:country="RU" officeooo:rsid="0020d60e" style:font-size-asian="12pt" style:font-size-complex="12pt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000000" fo:font-size="12pt" officeooo:rsid="0023170b" style:font-size-asian="12pt" style:font-size-complex="12pt"/>
    </style:style>
    <style:style style:name="T13" style:family="text">
      <style:text-properties fo:color="#000000" fo:font-size="12pt" officeooo:rsid="00248dda" style:font-size-asian="12pt" style:font-size-complex="12pt"/>
    </style:style>
    <style:style style:name="T14" style:family="text">
      <style:text-properties style:use-window-font-color="true" fo:font-size="12pt" officeooo:rsid="0027bdc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Приложение № 1 к </text:span><text:span text:style-name="T4">ОФЕРТЕ НА ЗАКЛЮЧЕНИЕ ДОГОВОРА</text:span></text:p>
      <text:p text:style-name="P10"><text:span text:style-name="T4">об использовании онлайн сервиса «Безопасная Сделка»<text:line-break/></text:span><text:span text:style-name="T3">№ </text:span><text:span text:style-name="T5">{$num_bs} от {$date_reserve}</text:span></text:p>
      <text:p text:style-name="P13"/>
      <text:p text:style-name="P15">ТЕХНИЧЕСКОЕ ЗАДАНИЕ</text:p>
      <text:p text:style-name="P11"/>
      <text:p text:style-name="P9"><text:span text:style-name="T1">ЗАКАЗЧИК: </text:span><text:span text:style-name="T2">{$fio_emp}</text:span></text:p>
      <text:p text:style-name="P9"><text:span text:style-name="T2"/></text:p>
      <text:p text:style-name="P9"><text:span text:style-name="T8">ИСПОЛНИТЕЛЬ: </text:span><text:span text:style-name="T9">{$fio_frl}</text:span></text:p>
      <text:p text:style-name="P9"><text:span text:style-name="T9"/></text:p>
      <text:p text:style-name="P9"><text:span text:style-name="T8">Согласовали настоящее Техническое задание к договору </text:span><text:span text:style-name="T10">{$num_bs}.</text:span></text:p>
      <text:p text:style-name="P9"><text:span text:style-name="T10"/></text:p>
      <text:list xml:id="list5848264485956942180" text:style-name="WWNum2">
        <text:list-item>
          <text:p text:style-name="P1">ОПИСАНИЕ РАБОТ, УСЛУГ</text:p>
          <text:p text:style-name="P2">{$description}</text:p>
        </text:list-item>
        <text:list-item>
          <text:p text:style-name="P3"><text:span text:style-name="T11">СТОИМОСТЬ РАБОТ, УСЛУГ<text:line-break/></text:span><text:span text:style-name="T12">{$pricelong_price}</text:span></text:p>
        </text:list-item>
        <text:list-item>
          <text:p text:style-name="P3"><text:span text:style-name="T11">СРОКИ ВЫПОЛНЕНИЯ РАБОТ, УСЛУГ<text:line-break/></text:span><text:span text:style-name="T13">{$worktime_order}</text:span><text:bookmark text:name="__DdeLink__287_1654594489"/><text:bookmark text:name="__DdeLink__284_1654594489"/><text:bookmark text:name="_GoBack"/></text:p>
        </text:list-item>
        <text:list-item>
          <text:p text:style-name="P3"><text:span text:style-name="T11">МЕСТО ВЫПОЛНЕНИЯ РАБОТ, УСЛУГ<text:line-break/></text:span><text:span text:style-name="T14">{$country_frl}</text:span></text:p>
        </text:list-item>
        <text:list-item>
          <text:p text:style-name="P4">ДОПОЛНИТЕЛЬНЫЕ УСЛОВИЯ, ОГОВОРЕННЫЕ В ПЕРЕПИСКЕ</text:p>
        </text:list-item>
      </text:list>
      <text:p text:style-name="P6">{$messages}</text:p>
      <text:p text:style-name="P7"/>
      <text:p text:style-name="P7"/>
      <text:p text:style-name="P5"><text:span text:style-name="T6">Данное Техническое задание согласовано и подписано Заказчиком и Исполнителем при помощи программных средств сайта </text:span><text:span text:style-name="T7">FL</text:span><text:span text:style-name="T6">.</text:span><text:span text:style-name="T7">ru</text:span><text:span text:style-name="T6">.</text:span></text:p>
      <text:p text:style-name="P14"/>
      <text:p text:style-name="P12"/>
      <text:p text:style-name="P1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NZ" style:letter-kerning="tru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NZ" style:letter-kerning="tru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fo:language="ru" fo:country="RU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color="#00000a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use-window-font-color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6.985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9.52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1.43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3.97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5.875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8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editing-cycles>18</meta:editing-cycles>
    <meta:print-date>2014-08-12T11:15:00</meta:print-date>
    <meta:creation-date>2015-01-20T14:31:00</meta:creation-date>
    <dc:date>2015-01-30T10:51:45.036659664</dc:date>
    <meta:editing-duration>PT3H57M36S</meta:editing-duration>
    <meta:generator>LibreOffice/4.2.7.2$Linux_x86 LibreOffice_project/420m0$Build-2</meta:generator>
    <meta:document-statistic meta:table-count="0" meta:image-count="0" meta:object-count="0" meta:page-count="1" meta:paragraph-count="14" meta:word-count="75" meta:character-count="608" meta:non-whitespace-character-count="55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